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T1" style:family="text">
      <style:text-properties officeooo:rsid="00097d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DNA计数1》备忘</text:p>
      <text:p text:style-name="P3">更新记录</text:p>
      <text:p text:style-name="P4"><text:tab/></text:p>
      <text:p text:style-name="P4"><text:tab/></text:p>
      <text:p text:style-name="P3">解题思路</text:p>
      <text:p text:style-name="P5"><text:tab/><text:span text:style-name="T1">考虑对称的和不对称的，枚举第一个不对称的位置即可，化为公式后可O(log求解)。</text:span></text:p>
      <text:p text:style-name="P5"><text:tab/></text:p>
      <text:p text:style-name="P3">可能的错误算法</text:p>
      <text:p text:style-name="P4"><text:tab/></text:p>
      <text:p text:style-name="P4"><text:tab/></text:p>
      <text:p text:style-name="P3">构造的数据类型</text:p>
      <text:p text:style-name="P4"><text:tab/></text:p>
      <text:p text:style-name="P4"><text:tab/></text:p>
      <text:p text:style-name="P3">解题记录</text:p>
      <text:p text:style-name="P4"><text:tab/></text:p>
      <text:p text:style-name="P4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08T16:10:35.823000000</dc:date>
    <meta:editing-duration>PT1M3S</meta:editing-duration>
    <meta:generator>LibreOffice/6.0.7.3$Windows_X86_64 LibreOffice_project/dc89aa7a9eabfd848af146d5086077aeed2ae4a5</meta:generator>
    <meta:editing-cycles>3</meta:editing-cycles>
    <meta:document-statistic meta:table-count="0" meta:image-count="0" meta:object-count="0" meta:page-count="1" meta:paragraph-count="16" meta:word-count="70" meta:character-count="86" meta:non-whitespace-character-count="76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